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0.71pt"/>
    </style:style>
    <style:style style:name="co2" style:family="table-column">
      <style:table-column-properties fo:break-before="auto" style:column-width="63.89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4.2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Treinamento">
      <style:table-properties table:display="true" style:writing-mode="lr-tb"/>
    </style:style>
    <style:style style:name="ta2" style:family="table" style:master-page-name="PageStyle_5f_Teste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fo:color="#000000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2" style:family="text">
      <style:text-properties style:font-name="Arial" style:font-style-complex="normal" style:font-style-asian="normal" style:font-weight-complex="normal" style:font-weight-asian="normal" style:font-size-complex="10pt" style:font-size-asian="10pt" style:font-name-complex="Arial" fo:color="#000000" style:text-outline="false" fo:font-style="normal" style:text-line-through-type="none" style:text-underline-style="none" style:text-underline-color="font-color" fo:font-weight="normal" fo:font-size="10pt" fo:text-shadow="none" style:text-position="-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reinamento" table:style-name="ta1">
        <office:forms form:automatic-focus="false" form:apply-design-mode="false"/>
        <table:table-column table:style-name="co1" table:number-columns-repeated="8" table:default-cell-style-name="Default"/>
        <table:table-column table:style-name="co2" table:number-columns-repeated="19" table:default-cell-style-name="Default"/>
        <table:table-column table:style-name="co3" table:number-columns-repeated="997" table:default-cell-style-name="Default"/>
        <table:table-row table:style-name="ro1">
          <table:table-cell table:style-name="ce1" office:value-type="string" calcext:value-type="string">
            <text:p>x0</text:p>
          </table:table-cell>
          <table:table-cell table:style-name="ce1" office:value-type="string" calcext:value-type="string">
            <text:p><text:span text:style-name="T1">x</text:span><text:span text:style-name="T2">1</text:span></text:p>
          </table:table-cell>
          <table:table-cell table:style-name="ce1" office:value-type="string" calcext:value-type="string">
            <text:p><text:span text:style-name="T1">x</text:span><text:span text:style-name="T2">2</text:span></text:p>
          </table:table-cell>
          <table:table-cell table:style-name="ce1" office:value-type="string" calcext:value-type="string">
            <text:p><text:span text:style-name="T1">x</text:span><text:span text:style-name="T2">3</text:span></text:p>
          </table:table-cell>
          <table:table-cell table:style-name="ce1" office:value-type="string" calcext:value-type="string">
            <text:p>d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-0.6508" calcext:value-type="float">
            <text:p>-0.6508</text:p>
          </table:table-cell>
          <table:table-cell table:style-name="ce2" office:value-type="float" office:value="0.1097" calcext:value-type="float">
            <text:p>0.1097</text:p>
          </table:table-cell>
          <table:table-cell table:style-name="ce2" office:value-type="float" office:value="4.0009" calcext:value-type="float">
            <text:p>4.0009</text:p>
          </table:table-cell>
          <table:table-cell table:style-name="ce4" office:value-type="float" office:value="-1" calcext:value-type="float">
            <text:p>-1.000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-1.4492" calcext:value-type="float">
            <text:p>-1.4492</text:p>
          </table:table-cell>
          <table:table-cell table:style-name="ce2" office:value-type="float" office:value="0.8896" calcext:value-type="float">
            <text:p>0.8896</text:p>
          </table:table-cell>
          <table:table-cell table:style-name="ce2" office:value-type="float" office:value="4.4005" calcext:value-type="float">
            <text:p>4.4005</text:p>
          </table:table-cell>
          <table:table-cell table:style-name="ce4" office:value-type="float" office:value="-1" calcext:value-type="float">
            <text:p>-1.000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2.085" calcext:value-type="float">
            <text:p>2.0850</text:p>
          </table:table-cell>
          <table:table-cell table:style-name="ce2" office:value-type="float" office:value="0.6876" calcext:value-type="float">
            <text:p>0.6876</text:p>
          </table:table-cell>
          <table:table-cell table:style-name="ce2" office:value-type="float" office:value="12.071" calcext:value-type="float">
            <text:p>12.0710</text:p>
          </table:table-cell>
          <table:table-cell table:style-name="ce4" office:value-type="float" office:value="-1" calcext:value-type="float">
            <text:p>-1.000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0.2626" calcext:value-type="float">
            <text:p>0.2626</text:p>
          </table:table-cell>
          <table:table-cell table:style-name="ce2" office:value-type="float" office:value="1.1476" calcext:value-type="float">
            <text:p>1.1476</text:p>
          </table:table-cell>
          <table:table-cell table:style-name="ce2" office:value-type="float" office:value="7.7985" calcext:value-type="float">
            <text:p>7.7985</text:p>
          </table:table-cell>
          <table:table-cell table:style-name="ce4" office:value-type="float" office:value="1" calcext:value-type="float">
            <text:p>1.000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0.6418" calcext:value-type="float">
            <text:p>0.6418</text:p>
          </table:table-cell>
          <table:table-cell table:style-name="ce2" office:value-type="float" office:value="1.0234" calcext:value-type="float">
            <text:p>1.0234</text:p>
          </table:table-cell>
          <table:table-cell table:style-name="ce2" office:value-type="float" office:value="7.0427" calcext:value-type="float">
            <text:p>7.0427</text:p>
          </table:table-cell>
          <table:table-cell table:style-name="ce4" office:value-type="float" office:value="1" calcext:value-type="float">
            <text:p>1.000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0.2569" calcext:value-type="float">
            <text:p>0.2569</text:p>
          </table:table-cell>
          <table:table-cell table:style-name="ce2" office:value-type="float" office:value="0.673" calcext:value-type="float">
            <text:p>0.6730</text:p>
          </table:table-cell>
          <table:table-cell table:style-name="ce2" office:value-type="float" office:value="8.3265" calcext:value-type="float">
            <text:p>8.3265</text:p>
          </table:table-cell>
          <table:table-cell table:style-name="ce4" office:value-type="float" office:value="-1" calcext:value-type="float">
            <text:p>-1.000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1.1155" calcext:value-type="float">
            <text:p>1.1155</text:p>
          </table:table-cell>
          <table:table-cell table:style-name="ce2" office:value-type="float" office:value="0.6043" calcext:value-type="float">
            <text:p>0.6043</text:p>
          </table:table-cell>
          <table:table-cell table:style-name="ce2" office:value-type="float" office:value="7.4446" calcext:value-type="float">
            <text:p>7.4446</text:p>
          </table:table-cell>
          <table:table-cell table:style-name="ce4" office:value-type="float" office:value="1" calcext:value-type="float">
            <text:p>1.000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0.0914" calcext:value-type="float">
            <text:p>0.0914</text:p>
          </table:table-cell>
          <table:table-cell table:style-name="ce2" office:value-type="float" office:value="0.3399" calcext:value-type="float">
            <text:p>0.3399</text:p>
          </table:table-cell>
          <table:table-cell table:style-name="ce2" office:value-type="float" office:value="7.0677" calcext:value-type="float">
            <text:p>7.0677</text:p>
          </table:table-cell>
          <table:table-cell table:style-name="ce4" office:value-type="float" office:value="-1" calcext:value-type="float">
            <text:p>-1.000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0.0121" calcext:value-type="float">
            <text:p>0.0121</text:p>
          </table:table-cell>
          <table:table-cell table:style-name="ce2" office:value-type="float" office:value="0.5256" calcext:value-type="float">
            <text:p>0.5256</text:p>
          </table:table-cell>
          <table:table-cell table:style-name="ce2" office:value-type="float" office:value="4.6316" calcext:value-type="float">
            <text:p>4.6316</text:p>
          </table:table-cell>
          <table:table-cell table:style-name="ce4" office:value-type="float" office:value="1" calcext:value-type="float">
            <text:p>1.000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-0.0429" calcext:value-type="float">
            <text:p>-0.0429</text:p>
          </table:table-cell>
          <table:table-cell table:style-name="ce2" office:value-type="float" office:value="0.466" calcext:value-type="float">
            <text:p>0.4660</text:p>
          </table:table-cell>
          <table:table-cell table:style-name="ce2" office:value-type="float" office:value="5.4323" calcext:value-type="float">
            <text:p>5.4323</text:p>
          </table:table-cell>
          <table:table-cell table:style-name="ce4" office:value-type="float" office:value="1" calcext:value-type="float">
            <text:p>1.000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0.434" calcext:value-type="float">
            <text:p>0.4340</text:p>
          </table:table-cell>
          <table:table-cell table:style-name="ce2" office:value-type="float" office:value="0.687" calcext:value-type="float">
            <text:p>0.6870</text:p>
          </table:table-cell>
          <table:table-cell table:style-name="ce2" office:value-type="float" office:value="8.2287" calcext:value-type="float">
            <text:p>8.2287</text:p>
          </table:table-cell>
          <table:table-cell table:style-name="ce4" office:value-type="float" office:value="-1" calcext:value-type="float">
            <text:p>-1.000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0.2735" calcext:value-type="float">
            <text:p>0.2735</text:p>
          </table:table-cell>
          <table:table-cell table:style-name="ce2" office:value-type="float" office:value="1.0287" calcext:value-type="float">
            <text:p>1.0287</text:p>
          </table:table-cell>
          <table:table-cell table:style-name="ce2" office:value-type="float" office:value="7.1934" calcext:value-type="float">
            <text:p>7.1934</text:p>
          </table:table-cell>
          <table:table-cell table:style-name="ce4" office:value-type="float" office:value="1" calcext:value-type="float">
            <text:p>1.000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0.4839" calcext:value-type="float">
            <text:p>0.4839</text:p>
          </table:table-cell>
          <table:table-cell table:style-name="ce2" office:value-type="float" office:value="0.4851" calcext:value-type="float">
            <text:p>0.4851</text:p>
          </table:table-cell>
          <table:table-cell table:style-name="ce2" office:value-type="float" office:value="7.485" calcext:value-type="float">
            <text:p>7.4850</text:p>
          </table:table-cell>
          <table:table-cell table:style-name="ce4" office:value-type="float" office:value="-1" calcext:value-type="float">
            <text:p>-1.000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0.4089" calcext:value-type="float">
            <text:p>0.4089</text:p>
          </table:table-cell>
          <table:table-cell table:style-name="ce2" office:value-type="float" office:value="-0.1267" calcext:value-type="float">
            <text:p>-0.1267</text:p>
          </table:table-cell>
          <table:table-cell table:style-name="ce2" office:value-type="float" office:value="5.5019" calcext:value-type="float">
            <text:p>5.5019</text:p>
          </table:table-cell>
          <table:table-cell table:style-name="ce4" office:value-type="float" office:value="-1" calcext:value-type="float">
            <text:p>-1.000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1.4391" calcext:value-type="float">
            <text:p>1.4391</text:p>
          </table:table-cell>
          <table:table-cell table:style-name="ce2" office:value-type="float" office:value="0.1614" calcext:value-type="float">
            <text:p>0.1614</text:p>
          </table:table-cell>
          <table:table-cell table:style-name="ce2" office:value-type="float" office:value="8.5843" calcext:value-type="float">
            <text:p>8.5843</text:p>
          </table:table-cell>
          <table:table-cell table:style-name="ce4" office:value-type="float" office:value="-1" calcext:value-type="float">
            <text:p>-1.000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-0.9115" calcext:value-type="float">
            <text:p>-0.9115</text:p>
          </table:table-cell>
          <table:table-cell table:style-name="ce2" office:value-type="float" office:value="-0.1973" calcext:value-type="float">
            <text:p>-0.1973</text:p>
          </table:table-cell>
          <table:table-cell table:style-name="ce2" office:value-type="float" office:value="2.1962" calcext:value-type="float">
            <text:p>2.1962</text:p>
          </table:table-cell>
          <table:table-cell table:style-name="ce4" office:value-type="float" office:value="-1" calcext:value-type="float">
            <text:p>-1.000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0.3654" calcext:value-type="float">
            <text:p>0.3654</text:p>
          </table:table-cell>
          <table:table-cell table:style-name="ce2" office:value-type="float" office:value="1.0475" calcext:value-type="float">
            <text:p>1.0475</text:p>
          </table:table-cell>
          <table:table-cell table:style-name="ce2" office:value-type="float" office:value="7.4858" calcext:value-type="float">
            <text:p>7.4858</text:p>
          </table:table-cell>
          <table:table-cell table:style-name="ce4" office:value-type="float" office:value="1" calcext:value-type="float">
            <text:p>1.000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0.2144" calcext:value-type="float">
            <text:p>0.2144</text:p>
          </table:table-cell>
          <table:table-cell table:style-name="ce2" office:value-type="float" office:value="0.7515" calcext:value-type="float">
            <text:p>0.7515</text:p>
          </table:table-cell>
          <table:table-cell table:style-name="ce2" office:value-type="float" office:value="7.1699" calcext:value-type="float">
            <text:p>7.1699</text:p>
          </table:table-cell>
          <table:table-cell table:style-name="ce4" office:value-type="float" office:value="1" calcext:value-type="float">
            <text:p>1.000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0.2013" calcext:value-type="float">
            <text:p>0.2013</text:p>
          </table:table-cell>
          <table:table-cell table:style-name="ce2" office:value-type="float" office:value="1.0014" calcext:value-type="float">
            <text:p>1.0014</text:p>
          </table:table-cell>
          <table:table-cell table:style-name="ce2" office:value-type="float" office:value="6.5489" calcext:value-type="float">
            <text:p>6.5489</text:p>
          </table:table-cell>
          <table:table-cell table:style-name="ce4" office:value-type="float" office:value="1" calcext:value-type="float">
            <text:p>1.000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0.6483" calcext:value-type="float">
            <text:p>0.6483</text:p>
          </table:table-cell>
          <table:table-cell table:style-name="ce2" office:value-type="float" office:value="0.2183" calcext:value-type="float">
            <text:p>0.2183</text:p>
          </table:table-cell>
          <table:table-cell table:style-name="ce2" office:value-type="float" office:value="5.8991" calcext:value-type="float">
            <text:p>5.8991</text:p>
          </table:table-cell>
          <table:table-cell table:style-name="ce4" office:value-type="float" office:value="1" calcext:value-type="float">
            <text:p>1.000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-0.1147" calcext:value-type="float">
            <text:p>-0.1147</text:p>
          </table:table-cell>
          <table:table-cell table:style-name="ce2" office:value-type="float" office:value="0.2242" calcext:value-type="float">
            <text:p>0.2242</text:p>
          </table:table-cell>
          <table:table-cell table:style-name="ce2" office:value-type="float" office:value="7.2435" calcext:value-type="float">
            <text:p>7.2435</text:p>
          </table:table-cell>
          <table:table-cell table:style-name="ce4" office:value-type="float" office:value="-1" calcext:value-type="float">
            <text:p>-1.000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-0.797" calcext:value-type="float">
            <text:p>-0.7970</text:p>
          </table:table-cell>
          <table:table-cell table:style-name="ce2" office:value-type="float" office:value="0.8795" calcext:value-type="float">
            <text:p>0.8795</text:p>
          </table:table-cell>
          <table:table-cell table:style-name="ce2" office:value-type="float" office:value="3.8762" calcext:value-type="float">
            <text:p>3.8762</text:p>
          </table:table-cell>
          <table:table-cell table:style-name="ce4" office:value-type="float" office:value="1" calcext:value-type="float">
            <text:p>1.000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-1.0625" calcext:value-type="float">
            <text:p>-1.0625</text:p>
          </table:table-cell>
          <table:table-cell table:style-name="ce2" office:value-type="float" office:value="0.6366" calcext:value-type="float">
            <text:p>0.6366</text:p>
          </table:table-cell>
          <table:table-cell table:style-name="ce2" office:value-type="float" office:value="2.4707" calcext:value-type="float">
            <text:p>2.4707</text:p>
          </table:table-cell>
          <table:table-cell table:style-name="ce4" office:value-type="float" office:value="1" calcext:value-type="float">
            <text:p>1.000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0.5307" calcext:value-type="float">
            <text:p>0.5307</text:p>
          </table:table-cell>
          <table:table-cell table:style-name="ce2" office:value-type="float" office:value="0.1285" calcext:value-type="float">
            <text:p>0.1285</text:p>
          </table:table-cell>
          <table:table-cell table:style-name="ce2" office:value-type="float" office:value="5.6883" calcext:value-type="float">
            <text:p>5.6883</text:p>
          </table:table-cell>
          <table:table-cell table:style-name="ce4" office:value-type="float" office:value="1" calcext:value-type="float">
            <text:p>1.000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-1.22" calcext:value-type="float">
            <text:p>-1.2200</text:p>
          </table:table-cell>
          <table:table-cell table:style-name="ce2" office:value-type="float" office:value="0.7777" calcext:value-type="float">
            <text:p>0.7777</text:p>
          </table:table-cell>
          <table:table-cell table:style-name="ce2" office:value-type="float" office:value="1.7252" calcext:value-type="float">
            <text:p>1.7252</text:p>
          </table:table-cell>
          <table:table-cell table:style-name="ce4" office:value-type="float" office:value="1" calcext:value-type="float">
            <text:p>1.000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0.3957" calcext:value-type="float">
            <text:p>0.3957</text:p>
          </table:table-cell>
          <table:table-cell table:style-name="ce2" office:value-type="float" office:value="0.1076" calcext:value-type="float">
            <text:p>0.1076</text:p>
          </table:table-cell>
          <table:table-cell table:style-name="ce2" office:value-type="float" office:value="5.6623" calcext:value-type="float">
            <text:p>5.6623</text:p>
          </table:table-cell>
          <table:table-cell table:style-name="ce4" office:value-type="float" office:value="-1" calcext:value-type="float">
            <text:p>-1.000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-0.1013" calcext:value-type="float">
            <text:p>-0.1013</text:p>
          </table:table-cell>
          <table:table-cell table:style-name="ce2" office:value-type="float" office:value="0.5989" calcext:value-type="float">
            <text:p>0.5989</text:p>
          </table:table-cell>
          <table:table-cell table:style-name="ce2" office:value-type="float" office:value="7.1812" calcext:value-type="float">
            <text:p>7.1812</text:p>
          </table:table-cell>
          <table:table-cell table:style-name="ce4" office:value-type="float" office:value="-1" calcext:value-type="float">
            <text:p>-1.000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2.4482" calcext:value-type="float">
            <text:p>2.4482</text:p>
          </table:table-cell>
          <table:table-cell table:style-name="ce2" office:value-type="float" office:value="0.9455" calcext:value-type="float">
            <text:p>0.9455</text:p>
          </table:table-cell>
          <table:table-cell table:style-name="ce2" office:value-type="float" office:value="11.2095" calcext:value-type="float">
            <text:p>11.2095</text:p>
          </table:table-cell>
          <table:table-cell table:style-name="ce4" office:value-type="float" office:value="1" calcext:value-type="float">
            <text:p>1.000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2.0149" calcext:value-type="float">
            <text:p>2.0149</text:p>
          </table:table-cell>
          <table:table-cell table:style-name="ce2" office:value-type="float" office:value="0.6192" calcext:value-type="float">
            <text:p>0.6192</text:p>
          </table:table-cell>
          <table:table-cell table:style-name="ce2" office:value-type="float" office:value="10.9263" calcext:value-type="float">
            <text:p>10.9263</text:p>
          </table:table-cell>
          <table:table-cell table:style-name="ce4" office:value-type="float" office:value="-1" calcext:value-type="float">
            <text:p>-1.0000</text:p>
          </table:table-cell>
          <table:table-cell table:style-name="ce3" table:number-columns-repeated="22"/>
          <table:table-cell table:number-columns-repeated="997"/>
        </table:table-row>
        <table:table-row table:style-name="ro1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0.2012" calcext:value-type="float">
            <text:p>0.2012</text:p>
          </table:table-cell>
          <table:table-cell table:style-name="ce2" office:value-type="float" office:value="0.2611" calcext:value-type="float">
            <text:p>0.2611</text:p>
          </table:table-cell>
          <table:table-cell table:style-name="ce2" office:value-type="float" office:value="5.4631" calcext:value-type="float">
            <text:p>5.4631</text:p>
          </table:table-cell>
          <table:table-cell table:style-name="ce4" office:value-type="float" office:value="1" calcext:value-type="float">
            <text:p>1.0000</text:p>
          </table:table-cell>
          <table:table-cell table:style-name="ce3" table:number-columns-repeated="22"/>
          <table:table-cell table:number-columns-repeated="997"/>
        </table:table-row>
        <table:table-row table:style-name="ro1" table:number-rows-repeated="969">
          <table:table-cell table:style-name="ce3" table:number-columns-repeated="27"/>
          <table:table-cell table:number-columns-repeated="99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e" table:style-name="ta2">
        <table:table-column table:style-name="co1" table:number-columns-repeated="7" table:default-cell-style-name="Default"/>
        <table:table-column table:style-name="co2" table:number-columns-repeated="20" table:default-cell-style-name="Default"/>
        <table:table-column table:style-name="co3" table:number-columns-repeated="997" table:default-cell-style-name="Default"/>
        <table:table-row table:style-name="ro3">
          <table:table-cell table:style-name="ce1" office:value-type="string" calcext:value-type="string">
            <text:p>x0</text:p>
          </table:table-cell>
          <table:table-cell table:style-name="ce1" office:value-type="string" calcext:value-type="string">
            <text:p><text:span text:style-name="T1">x</text:span><text:span text:style-name="T2">1</text:span></text:p>
          </table:table-cell>
          <table:table-cell table:style-name="ce1" office:value-type="string" calcext:value-type="string">
            <text:p><text:span text:style-name="T1">x</text:span><text:span text:style-name="T2">2</text:span></text:p>
          </table:table-cell>
          <table:table-cell table:style-name="ce1" office:value-type="string" calcext:value-type="string">
            <text:p><text:span text:style-name="T1">x</text:span><text:span text:style-name="T2">3</text:span></text:p>
          </table:table-cell>
          <table:table-cell table:style-name="ce5" table:number-columns-repeated="23"/>
          <table:table-cell table:number-columns-repeated="997"/>
        </table:table-row>
        <table:table-row table:style-name="ro4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-0.3665" calcext:value-type="float">
            <text:p>-0.3665</text:p>
          </table:table-cell>
          <table:table-cell table:style-name="ce2" office:value-type="float" office:value="0.062" calcext:value-type="float">
            <text:p>0.0620</text:p>
          </table:table-cell>
          <table:table-cell table:style-name="ce2" office:value-type="float" office:value="5.9891" calcext:value-type="float">
            <text:p>5.9891</text:p>
          </table:table-cell>
          <table:table-cell table:style-name="ce5" table:number-columns-repeated="23"/>
          <table:table-cell table:number-columns-repeated="997"/>
        </table:table-row>
        <table:table-row table:style-name="ro4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-0.7842" calcext:value-type="float">
            <text:p>-0.7842</text:p>
          </table:table-cell>
          <table:table-cell table:style-name="ce2" office:value-type="float" office:value="1.1267" calcext:value-type="float">
            <text:p>1.1267</text:p>
          </table:table-cell>
          <table:table-cell table:style-name="ce2" office:value-type="float" office:value="5.5912" calcext:value-type="float">
            <text:p>5.5912</text:p>
          </table:table-cell>
          <table:table-cell table:style-name="ce5" table:number-columns-repeated="23"/>
          <table:table-cell table:number-columns-repeated="997"/>
        </table:table-row>
        <table:table-row table:style-name="ro4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0.3012" calcext:value-type="float">
            <text:p>0.3012</text:p>
          </table:table-cell>
          <table:table-cell table:style-name="ce2" office:value-type="float" office:value="0.5611" calcext:value-type="float">
            <text:p>0.5611</text:p>
          </table:table-cell>
          <table:table-cell table:style-name="ce2" office:value-type="float" office:value="5.8234" calcext:value-type="float">
            <text:p>5.8234</text:p>
          </table:table-cell>
          <table:table-cell table:style-name="ce5" table:number-columns-repeated="23"/>
          <table:table-cell table:number-columns-repeated="997"/>
        </table:table-row>
        <table:table-row table:style-name="ro4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0.7757" calcext:value-type="float">
            <text:p>0.7757</text:p>
          </table:table-cell>
          <table:table-cell table:style-name="ce2" office:value-type="float" office:value="1.0648" calcext:value-type="float">
            <text:p>1.0648</text:p>
          </table:table-cell>
          <table:table-cell table:style-name="ce2" office:value-type="float" office:value="8.0677" calcext:value-type="float">
            <text:p>8.0677</text:p>
          </table:table-cell>
          <table:table-cell table:style-name="ce5" table:number-columns-repeated="23"/>
          <table:table-cell table:number-columns-repeated="997"/>
        </table:table-row>
        <table:table-row table:style-name="ro4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0.157" calcext:value-type="float">
            <text:p>0.1570</text:p>
          </table:table-cell>
          <table:table-cell table:style-name="ce2" office:value-type="float" office:value="0.8028" calcext:value-type="float">
            <text:p>0.8028</text:p>
          </table:table-cell>
          <table:table-cell table:style-name="ce2" office:value-type="float" office:value="6.304" calcext:value-type="float">
            <text:p>6.3040</text:p>
          </table:table-cell>
          <table:table-cell table:style-name="ce5" table:number-columns-repeated="23"/>
          <table:table-cell table:number-columns-repeated="997"/>
        </table:table-row>
        <table:table-row table:style-name="ro4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-0.7014" calcext:value-type="float">
            <text:p>-0.7014</text:p>
          </table:table-cell>
          <table:table-cell table:style-name="ce2" office:value-type="float" office:value="1.0316" calcext:value-type="float">
            <text:p>1.0316</text:p>
          </table:table-cell>
          <table:table-cell table:style-name="ce2" office:value-type="float" office:value="3.6005" calcext:value-type="float">
            <text:p>3.6005</text:p>
          </table:table-cell>
          <table:table-cell table:style-name="ce5" table:number-columns-repeated="23"/>
          <table:table-cell table:number-columns-repeated="997"/>
        </table:table-row>
        <table:table-row table:style-name="ro4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0.3748" calcext:value-type="float">
            <text:p>0.3748</text:p>
          </table:table-cell>
          <table:table-cell table:style-name="ce2" office:value-type="float" office:value="0.1536" calcext:value-type="float">
            <text:p>0.1536</text:p>
          </table:table-cell>
          <table:table-cell table:style-name="ce2" office:value-type="float" office:value="6.1537" calcext:value-type="float">
            <text:p>6.1537</text:p>
          </table:table-cell>
          <table:table-cell table:style-name="ce5" table:number-columns-repeated="23"/>
          <table:table-cell table:number-columns-repeated="997"/>
        </table:table-row>
        <table:table-row table:style-name="ro4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-0.692" calcext:value-type="float">
            <text:p>-0.6920</text:p>
          </table:table-cell>
          <table:table-cell table:style-name="ce2" office:value-type="float" office:value="0.9404" calcext:value-type="float">
            <text:p>0.9404</text:p>
          </table:table-cell>
          <table:table-cell table:style-name="ce2" office:value-type="float" office:value="4.4058" calcext:value-type="float">
            <text:p>4.4058</text:p>
          </table:table-cell>
          <table:table-cell table:style-name="ce5" table:number-columns-repeated="23"/>
          <table:table-cell table:number-columns-repeated="997"/>
        </table:table-row>
        <table:table-row table:style-name="ro4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-1.397" calcext:value-type="float">
            <text:p>-1.3970</text:p>
          </table:table-cell>
          <table:table-cell table:style-name="ce2" office:value-type="float" office:value="0.7141" calcext:value-type="float">
            <text:p>0.7141</text:p>
          </table:table-cell>
          <table:table-cell table:style-name="ce2" office:value-type="float" office:value="4.9263" calcext:value-type="float">
            <text:p>4.9263</text:p>
          </table:table-cell>
          <table:table-cell table:style-name="ce5" table:number-columns-repeated="23"/>
          <table:table-cell table:number-columns-repeated="997"/>
        </table:table-row>
        <table:table-row table:style-name="ro4">
          <table:table-cell table:style-name="ce2" office:value-type="float" office:value="-1" calcext:value-type="float">
            <text:p>-1.0000</text:p>
          </table:table-cell>
          <table:table-cell table:style-name="ce2" office:value-type="float" office:value="-1.8842" calcext:value-type="float">
            <text:p>-1.8842</text:p>
          </table:table-cell>
          <table:table-cell table:style-name="ce2" office:value-type="float" office:value="-0.2805" calcext:value-type="float">
            <text:p>-0.2805</text:p>
          </table:table-cell>
          <table:table-cell table:style-name="ce2" office:value-type="float" office:value="1.2548" calcext:value-type="float">
            <text:p>1.2548</text:p>
          </table:table-cell>
          <table:table-cell table:style-name="ce5" table:number-columns-repeated="23"/>
          <table:table-cell table:number-columns-repeated="997"/>
        </table:table-row>
        <table:table-row table:style-name="ro4" table:number-rows-repeated="989">
          <table:table-cell table:style-name="ce5" table:number-columns-repeated="27"/>
          <table:table-cell table:number-columns-repeated="997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reinamento" style:display-name="PageStyle_Treinament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Teste" style:display-name="PageStyle_Test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7-03T17:41:49</meta:creation-date>
    <meta:initial-creator>Administrador</meta:initial-creator>
    <meta:document-statistic meta:table-count="2" meta:cell-count="199" meta:object-count="0"/>
    <meta:generator>LibreOfficeDev/6.0.5.2$Linux_X86_64 LibreOffice_project/</meta:generator>
  </office:meta>
</office:document-meta>
</file>